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.80000019073486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.80000019073486pt"/>
    </style:style>
    <style:style style:name="P4" style:family="paragraph" style:parent-style-name="Preformatted_20_Text">
      <style:text-properties officeooo:rsid="000c30cb" officeooo:paragraph-rsid="000c30cb"/>
    </style:style>
    <style:style style:name="P5" style:family="paragraph" style:parent-style-name="Preformatted_20_Text">
      <style:text-properties fo:color="#000000" style:font-name="DejaVu Sans Mono" fo:font-size="9.80000019073486pt" officeooo:rsid="000c30cb" officeooo:paragraph-rsid="000c30cb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.80000019073486pt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DejaVu Sans Mono" fo:font-size="9.80000019073486pt"/>
    </style:style>
    <style:style style:name="P9" style:family="paragraph" style:parent-style-name="Preformatted_20_Text">
      <style:text-properties fo:color="#000000" fo:background-color="#efefef"/>
    </style:style>
    <style:style style:name="P10" style:family="paragraph" style:parent-style-name="Preformatted_20_Text">
      <style:text-properties fo:color="#80808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.80000019073486pt" fo:font-weight="bold"/>
    </style:style>
    <style:style style:name="T4" style:family="text">
      <style:text-properties fo:color="#000080" style:font-name="DejaVu Sans Mono" fo:font-size="9.80000019073486pt" fo:font-weight="bold" fo:background-color="#efefef" loext:char-shading-value="0"/>
    </style:style>
    <style:style style:name="T5" style:family="text">
      <style:text-properties fo:color="#000080" fo:background-color="#efefef" loext:char-shading-value="0"/>
    </style:style>
    <style:style style:name="T6" style:family="text">
      <style:text-properties fo:color="#660e7a" fo:font-weight="bold"/>
    </style:style>
    <style:style style:name="T7" style:family="text">
      <style:text-properties fo:color="#660e7a" style:font-name="DejaVu Sans Mono" fo:font-size="9.80000019073486pt" fo:font-weight="bold"/>
    </style:style>
    <style:style style:name="T8" style:family="text">
      <style:text-properties fo:color="#008000"/>
    </style:style>
    <style:style style:name="T9" style:family="text">
      <style:text-properties fo:color="#008000" fo:font-weight="bold"/>
    </style:style>
    <style:style style:name="T10" style:family="text">
      <style:text-properties fo:color="#008000" style:font-name="DejaVu Sans Mono" fo:font-size="9.80000019073486pt" fo:font-weight="bold"/>
    </style:style>
    <style:style style:name="T11" style:family="text">
      <style:text-properties fo:color="#008000" style:font-name="DejaVu Sans Mono" fo:font-size="9.80000019073486pt" fo:font-weight="bold" fo:background-color="#efefef" loext:char-shading-value="0"/>
    </style:style>
    <style:style style:name="T12" style:family="text">
      <style:text-properties fo:color="#008000" fo:background-color="#efefef" loext:char-shading-value="0"/>
    </style:style>
    <style:style style:name="T13" style:family="text">
      <style:text-properties fo:color="#7a7a43"/>
    </style:style>
    <style:style style:name="T14" style:family="text">
      <style:text-properties fo:color="#7a7a43" style:font-name="DejaVu Sans Mono" fo:font-size="9.80000019073486pt"/>
    </style:style>
    <style:style style:name="T15" style:family="text">
      <style:text-properties style:font-name="DejaVu Sans Mono" fo:font-size="9.80000019073486pt"/>
    </style:style>
    <style:style style:name="T16" style:family="text">
      <style:text-properties style:font-name="DejaVu Sans Mono" fo:font-size="9.80000019073486pt" fo:background-color="#efefef" loext:char-shading-value="0"/>
    </style:style>
    <style:style style:name="T17" style:family="text">
      <style:text-properties style:font-name="DejaVu Sans Mono" fo:font-size="9.80000019073486pt" fo:font-style="italic"/>
    </style:style>
    <style:style style:name="T18" style:family="text">
      <style:text-properties fo:color="#458383"/>
    </style:style>
    <style:style style:name="T19" style:family="text">
      <style:text-properties fo:color="#458383" style:font-name="DejaVu Sans Mono" fo:font-size="9.80000019073486pt"/>
    </style:style>
    <style:style style:name="T20" style:family="text">
      <style:text-properties fo:background-color="#efefef" loext:char-shading-value="0"/>
    </style:style>
    <style:style style:name="T21" style:family="text">
      <style:text-properties fo:color="#0000ff"/>
    </style:style>
    <style:style style:name="T22" style:family="text">
      <style:text-properties fo:color="#0000ff" style:font-name="DejaVu Sans Mono" fo:font-size="9.80000019073486pt"/>
    </style:style>
    <style:style style:name="T23" style:family="text">
      <style:text-properties fo:color="#0000ff" style:font-name="DejaVu Sans Mono" fo:font-size="9.80000019073486pt" fo:font-weight="bold" fo:background-color="#efefef" loext:char-shading-value="0"/>
    </style:style>
    <style:style style:name="T24" style:family="text">
      <style:text-properties fo:color="#808080"/>
    </style:style>
    <style:style style:name="T25" style:family="text">
      <style:text-properties fo:color="#808080" fo:font-style="italic"/>
    </style:style>
    <style:style style:name="T26" style:family="text">
      <style:text-properties fo:color="#808080" style:font-name="DejaVu Sans Mono" fo:font-size="9.80000019073486pt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import </text:span>React, {<text:span text:style-name="T6">Component</text:span>} <text:span text:style-name="T2">from </text:span><text:span text:style-name="T9">'react'</text:span>;</text:p>
      <text:p text:style-name="P2"><text:span text:style-name="T2">import </text:span>{<text:span text:style-name="T13">Text</text:span>, <text:span text:style-name="T13">View</text:span>, <text:span text:style-name="T13">StyleSheet</text:span>, <text:span text:style-name="T13">FlatList</text:span>, <text:span text:style-name="T13">TouchableOpacity</text:span>, <text:span text:style-name="T13">TouchableHighlight</text:span>, <text:span text:style-name="T13">Image</text:span>} <text:span text:style-name="T2">from </text:span><text:span text:style-name="T9">'react-native'</text:span>;</text:p>
      <text:p text:style-name="P2"><text:span text:style-name="T2">import </text:span>{<text:span text:style-name="T13">Constants</text:span>, <text:span text:style-name="T13">Permissions</text:span>} <text:span text:style-name="T2">from </text:span><text:span text:style-name="T9">'expo'</text:span>;</text:p>
      <text:p text:style-name="P2"><text:span text:style-name="T2">import </text:span><text:span text:style-name="T18">Icon </text:span><text:span text:style-name="T2">from </text:span><text:span text:style-name="T9">'react-native-vector-icons/FontAwesome'</text:span>; <text:span text:style-name="T25">// 4.3.0</text:span></text:p>
      <text:p text:style-name="P2"><text:span text:style-name="T2">export default class </text:span>App <text:span text:style-name="T2">extends </text:span><text:span text:style-name="T6">Component </text:span>{</text:p>
      <text:p text:style-name="P1"><text:s text:c="4"/><text:span text:style-name="T14">constructor</text:span><text:span text:style-name="T15">(props){</text:span></text:p>
      <text:p text:style-name="P1"><text:s text:c="8"/><text:span text:style-name="T3">super</text:span><text:span text:style-name="T15">(props);</text:span></text:p>
      <text:p text:style-name="P1"><text:s text:c="8"/><text:span text:style-name="T3">this</text:span><text:span text:style-name="T15">.</text:span><text:span text:style-name="T7">state </text:span><text:span text:style-name="T15">= {</text:span></text:p>
      <text:p text:style-name="P1"><text:s text:c="12"/><text:span text:style-name="T7">scanNow</text:span><text:span text:style-name="T15">: </text:span><text:span text:style-name="T3">false</text:span></text:p>
      <text:p text:style-name="P1"><text:span text:style-name="T1"><text:s text:c="8"/></text:span><text:span text:style-name="T15">}</text:span></text:p>
      <text:p text:style-name="P1"><text:s text:c="4"/><text:span text:style-name="T15">}</text:span></text:p>
      <text:p text:style-name="P1"><text:s text:c="4"/><text:span text:style-name="T26">// updateState = () =&gt; {</text:span></text:p>
      <text:p text:style-name="P10"><text:s text:c="4"/><text:span text:style-name="T17">// <text:s text:c="4"/>this.setState({scanNow: false})</text:span></text:p>
      <text:p text:style-name="P10"><text:s text:c="4"/><text:span text:style-name="T17">// };</text:span></text:p>
      <text:p text:style-name="P1"><text:span text:style-name="T24"><text:s text:c="4"/></text:span><text:span text:style-name="T14">render</text:span><text:span text:style-name="T15">() {</text:span></text:p>
      <text:p text:style-name="P1"><text:s text:c="8"/><text:span text:style-name="T3">let </text:span><text:span text:style-name="T19">array1 </text:span><text:span text:style-name="T15">= [</text:span></text:p>
      <text:p text:style-name="P1"><text:s text:c="12"/><text:span text:style-name="T15">{</text:span><text:span text:style-name="T7">name</text:span><text:span text:style-name="T15">: </text:span><text:span text:style-name="T10">'Saubhagya Nair'</text:span><text:span text:style-name="T15">, </text:span><text:span text:style-name="T7">key</text:span><text:span text:style-name="T15">: </text:span><text:span text:style-name="T10">'item1'</text:span><text:span text:style-name="T15">, </text:span><text:span text:style-name="T7">date</text:span><text:span text:style-name="T15">: </text:span><text:span text:style-name="T10">'08:00PM, 01-Aug-2014'</text:span><text:span text:style-name="T15">,</text:span><text:span text:style-name="T7">email</text:span><text:span text:style-name="T15">:</text:span><text:span text:style-name="T10">'subh@g.com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Puja Goyal'</text:span><text:span text:style-name="T15">, </text:span><text:span text:style-name="T7">key</text:span><text:span text:style-name="T15">: </text:span><text:span text:style-name="T10">'item2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puja@12222.com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Sahil Dua'</text:span><text:span text:style-name="T15">, </text:span><text:span text:style-name="T7">key</text:span><text:span text:style-name="T15">: </text:span><text:span text:style-name="T10">'item3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sahil.jj@w.in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Sakshi Tyagi'</text:span><text:span text:style-name="T15">, </text:span><text:span text:style-name="T7">key</text:span><text:span text:style-name="T15">: </text:span><text:span text:style-name="T10">'item4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sakshi111@q.in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Anchal Jain'</text:span><text:span text:style-name="T15">, </text:span><text:span text:style-name="T7">key</text:span><text:span text:style-name="T15">: </text:span><text:span text:style-name="T10">'item5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anchal.jain@tothenew.com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Pankaj Malhotra'</text:span><text:span text:style-name="T15">, </text:span><text:span text:style-name="T7">key</text:span><text:span text:style-name="T15">: </text:span><text:span text:style-name="T10">'item6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pankaj14@gmail.com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Anurag Sharma'</text:span><text:span text:style-name="T15">, </text:span><text:span text:style-name="T7">key</text:span><text:span text:style-name="T15">: </text:span><text:span text:style-name="T10">'item7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anurag.sharma@tothenew.in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Anuj Sharma'</text:span><text:span text:style-name="T15">, </text:span><text:span text:style-name="T7">key</text:span><text:span text:style-name="T15">: </text:span><text:span text:style-name="T10">'item8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anuj@niit.com'</text:span><text:span text:style-name="T15">},</text:span></text:p>
      <text:p text:style-name="P1"><text:s text:c="12"/><text:span text:style-name="T15">{</text:span><text:span text:style-name="T7">name</text:span><text:span text:style-name="T15">: </text:span><text:span text:style-name="T10">'Vivek Verma'</text:span><text:span text:style-name="T15">, </text:span><text:span text:style-name="T7">key</text:span><text:span text:style-name="T15">: </text:span><text:span text:style-name="T10">'item9'</text:span><text:span text:style-name="T15">, </text:span><text:span text:style-name="T7">date</text:span><text:span text:style-name="T15">: </text:span><text:span text:style-name="T10">'06:00AM,14-May-2015'</text:span><text:span text:style-name="T15">,</text:span><text:span text:style-name="T7">email</text:span><text:span text:style-name="T15">:</text:span><text:span text:style-name="T10">'vivek@ymail.in'</text:span><text:span text:style-name="T15">}</text:span></text:p>
      <text:p text:style-name="P1"><text:s text:c="8"/><text:span text:style-name="T15">];</text:span></text:p>
      <text:p text:style-name="P1"><text:s text:c="8"/><text:span text:style-name="T3">return </text:span><text:span text:style-name="T15">(</text:span></text:p>
      <text:p text:style-name="P1"><text:s text:c="12"/><text:span text:style-name="T16">&lt;</text:span><text:span text:style-name="T4">View </text:span><text:span text:style-name="T23">style</text:span><text:span text:style-name="T11">=</text:span><text:span text:style-name="T15">{</text:span><text:span text:style-name="T19">styles</text:span><text:span text:style-name="T15">.</text:span><text:span text:style-name="T7">container</text:span><text:span text:style-name="T15">}</text:span><text:span text:style-name="T16">&gt;</text:span></text:p>
      <text:p text:style-name="P1"><text:s text:c="14"/><text:span text:style-name="T15">{</text:span><text:span text:style-name="T26">/* <text:s/>&lt;View style={{</text:span></text:p>
      <text:p text:style-name="P10"><text:s text:c="20"/><text:span text:style-name="T17">flexDirection: 'row',</text:span></text:p>
      <text:p text:style-name="P10"><text:s text:c="20"/><text:span text:style-name="T17">borderWidth: 1,</text:span></text:p>
      <text:p text:style-name="P10"><text:s text:c="20"/><text:span text:style-name="T17">borderColor: 'black',</text:span></text:p>
      <text:p text:style-name="P10"><text:s text:c="20"/><text:span text:style-name="T17">flex: 1,</text:span></text:p>
      <text:p text:style-name="P10"><text:s text:c="20"/><text:span text:style-name="T17">backgroundColor: 'orange'</text:span></text:p>
      <text:p text:style-name="P10"><text:s text:c="16"/><text:span text:style-name="T17">}}&gt;</text:span></text:p>
      <text:p text:style-name="P10"><text:s text:c="20"/><text:span text:style-name="T17">&lt;View style={{flex: 1, width: 20, alignItems: 'center', justifyContent: 'center'}}&gt;</text:span></text:p>
      <text:p text:style-name="P10"><text:s text:c="24"/><text:span text:style-name="T17">&lt;Text style={{fontSize: 15}}&gt;Your Scans&lt;/Text&gt;</text:span></text:p>
      <text:p text:style-name="P10"><text:s text:c="20"/><text:span text:style-name="T17">&lt;/View&gt;</text:span></text:p>
      <text:p text:style-name="P1"><text:span text:style-name="T24"><text:s text:c="16"/></text:span><text:span text:style-name="T26">&lt;/View&gt;*/</text:span><text:span text:style-name="T15">}</text:span></text:p>
      <text:p text:style-name="P1"><text:s text:c="16"/><text:span text:style-name="T16">&lt;</text:span><text:span text:style-name="T4">View </text:span><text:span text:style-name="T23">style</text:span><text:span text:style-name="T11">=</text:span><text:span text:style-name="T15">{{</text:span><text:span text:style-name="T7">borderWidth</text:span><text:span text:style-name="T15">: </text:span><text:span text:style-name="T22">1</text:span><text:span text:style-name="T15">, </text:span><text:span text:style-name="T7">borderColor</text:span><text:span text:style-name="T15">: </text:span><text:span text:style-name="T10">'black'</text:span><text:span text:style-name="T15">, </text:span><text:span text:style-name="T7">flex</text:span><text:span text:style-name="T15">: </text:span><text:span text:style-name="T22">9</text:span><text:span text:style-name="T15">, </text:span><text:span text:style-name="T7">flexDirection</text:span><text:span text:style-name="T15">: </text:span><text:span text:style-name="T10">'row'</text:span><text:span text:style-name="T15">}}</text:span><text:span text:style-name="T16">&gt;</text:span></text:p>
      <text:p text:style-name="P1"><text:s text:c="20"/><text:span text:style-name="T16">&lt;</text:span><text:span text:style-name="T4">FlatList</text:span></text:p>
      <text:p text:style-name="P1"><text:span text:style-name="T5"><text:s text:c="24"/></text:span><text:span text:style-name="T23">data</text:span><text:span text:style-name="T11">=</text:span><text:span text:style-name="T15">{</text:span><text:span text:style-name="T19">array1</text:span><text:span text:style-name="T15">}</text:span></text:p>
      <text:p text:style-name="P1"><text:span text:style-name="T20"><text:s text:c="24"/></text:span><text:span text:style-name="T23">renderItem</text:span><text:span text:style-name="T11">=</text:span><text:span text:style-name="T15">{({item, index}) =&gt; (</text:span></text:p>
      <text:p text:style-name="P1"><text:s text:c="28"/><text:span text:style-name="T16">&lt;</text:span><text:span text:style-name="T4">TouchableOpacity </text:span><text:span text:style-name="T23">onPress</text:span><text:span text:style-name="T11">=</text:span><text:span text:style-name="T15">{() =&gt;</text:span><text:span text:style-name="T3">this</text:span><text:span text:style-name="T15">.</text:span><text:span text:style-name="T7">props</text:span><text:span text:style-name="T15">.</text:span><text:span text:style-name="T7">navigation</text:span><text:span text:style-name="T15">.</text:span><text:span text:style-name="T14">navigate</text:span><text:span text:style-name="T15">(</text:span><text:span text:style-name="T10">'Scanned'</text:span><text:span text:style-name="T15">,{</text:span><text:span text:style-name="T7">Data</text:span><text:span text:style-name="T15">:item})}</text:span><text:span text:style-name="T16">&gt;</text:span></text:p>
      <text:p text:style-name="P1"><text:s text:c="28"/><text:span text:style-name="T16">&lt;</text:span><text:span text:style-name="T4">View </text:span><text:span text:style-name="T23">style</text:span><text:span text:style-name="T11">=</text:span><text:span text:style-name="T15">{{</text:span></text:p>
      <text:p text:style-name="P1"><text:s text:c="32"/><text:span text:style-name="T7">backgroundColor</text:span><text:span text:style-name="T15">: </text:span><text:span text:style-name="T10">'white'</text:span><text:span text:style-name="T15">,</text:span></text:p>
      <text:p text:style-name="P1"><text:s text:c="32"/><text:span text:style-name="T7">borderBottomColor</text:span><text:span text:style-name="T15">: </text:span><text:span text:style-name="T10">'black'</text:span><text:span text:style-name="T15">,</text:span></text:p>
      <text:p text:style-name="P1"><text:s text:c="32"/><text:span text:style-name="T7">flexDirection</text:span><text:span text:style-name="T15">: </text:span><text:span text:style-name="T10">'row'</text:span><text:span text:style-name="T15">,</text:span></text:p>
      <text:p text:style-name="P1"><text:soft-page-break/><text:s text:c="32"/><text:span text:style-name="T7">borderBottomWidth</text:span><text:span text:style-name="T15">: </text:span><text:span text:style-name="T22">1</text:span></text:p>
      <text:p text:style-name="P1"><text:span text:style-name="T21"><text:s text:c="28"/></text:span><text:span text:style-name="T15">}}</text:span><text:span text:style-name="T16">&gt;</text:span></text:p>
      <text:p text:style-name="P1"><text:s text:c="32"/><text:span text:style-name="T16">&lt;</text:span><text:span text:style-name="T4">View </text:span><text:span text:style-name="T23">style</text:span><text:span text:style-name="T11">=</text:span><text:span text:style-name="T15">{{</text:span></text:p>
      <text:p text:style-name="P1"><text:s text:c="36"/><text:span text:style-name="T7">height</text:span><text:span text:style-name="T15">: </text:span><text:span text:style-name="T22">40</text:span><text:span text:style-name="T15">,</text:span></text:p>
      <text:p text:style-name="P1"><text:s text:c="36"/><text:span text:style-name="T7">backgroundColor</text:span><text:span text:style-name="T15">: </text:span><text:span text:style-name="T10">'#CEB5ED'</text:span><text:span text:style-name="T15">,</text:span></text:p>
      <text:p text:style-name="P1"><text:s text:c="36"/><text:span text:style-name="T7">borderRadius</text:span><text:span text:style-name="T15">: </text:span><text:span text:style-name="T22">10</text:span><text:span text:style-name="T15">,</text:span></text:p>
      <text:p text:style-name="P1"><text:s text:c="36"/><text:span text:style-name="T7">margin</text:span><text:span text:style-name="T15">: </text:span><text:span text:style-name="T22">10</text:span><text:span text:style-name="T15">,</text:span></text:p>
      <text:p text:style-name="P1"><text:s text:c="36"/><text:span text:style-name="T7">flex</text:span><text:span text:style-name="T15">: </text:span><text:span text:style-name="T22">3</text:span></text:p>
      <text:p text:style-name="P1"><text:span text:style-name="T21"><text:s text:c="32"/></text:span><text:span text:style-name="T15">}}</text:span><text:span text:style-name="T16">&gt;</text:span></text:p>
      <text:p text:style-name="P1"><text:s text:c="32"/><text:span text:style-name="T16">&lt;/</text:span><text:span text:style-name="T4">View</text:span><text:span text:style-name="T16">&gt;</text:span></text:p>
      <text:p text:style-name="P1"><text:s text:c="32"/><text:span text:style-name="T16">&lt;</text:span><text:span text:style-name="T4">View </text:span><text:span text:style-name="T23">style</text:span><text:span text:style-name="T11">=</text:span><text:span text:style-name="T15">{{</text:span><text:span text:style-name="T7">flex</text:span><text:span text:style-name="T15">: </text:span><text:span text:style-name="T22">10</text:span><text:span text:style-name="T15">, </text:span><text:span text:style-name="T7">margin</text:span><text:span text:style-name="T15">: </text:span><text:span text:style-name="T22">10</text:span><text:span text:style-name="T15">, </text:span><text:span text:style-name="T7">flexDirection</text:span><text:span text:style-name="T15">: </text:span><text:span text:style-name="T10">'column'</text:span><text:span text:style-name="T15">}}</text:span><text:span text:style-name="T16">&gt;</text:span></text:p>
      <text:p text:style-name="P1"><text:s text:c="36"/><text:span text:style-name="T16">&lt;</text:span><text:span text:style-name="T4">Text</text:span><text:span text:style-name="T16">&gt;</text:span><text:span text:style-name="T15">{item.</text:span><text:span text:style-name="T7">name</text:span><text:span text:style-name="T15">}</text:span><text:span text:style-name="T16">&lt;/</text:span><text:span text:style-name="T4">Text</text:span><text:span text:style-name="T16">&gt;</text:span></text:p>
      <text:p text:style-name="P1"><text:s text:c="36"/><text:span text:style-name="T16">&lt;</text:span><text:span text:style-name="T4">Text</text:span><text:span text:style-name="T16">&gt;</text:span><text:span text:style-name="T15">{item.</text:span><text:span text:style-name="T7">date</text:span><text:span text:style-name="T15">}</text:span><text:span text:style-name="T16">&lt;/</text:span><text:span text:style-name="T4">Text</text:span><text:span text:style-name="T16">&gt;</text:span></text:p>
      <text:p text:style-name="P1"><text:s text:c="32"/><text:span text:style-name="T16">&lt;/</text:span><text:span text:style-name="T4">View</text:span><text:span text:style-name="T16">&gt;</text:span></text:p>
      <text:p text:style-name="P1"><text:s text:c="32"/><text:span text:style-name="T16">&lt;</text:span><text:span text:style-name="T4">View </text:span><text:span text:style-name="T23">style</text:span><text:span text:style-name="T11">=</text:span><text:span text:style-name="T15">{{</text:span><text:span text:style-name="T7">margin</text:span><text:span text:style-name="T15">: </text:span><text:span text:style-name="T22">10</text:span><text:span text:style-name="T15">, </text:span><text:span text:style-name="T7">flex</text:span><text:span text:style-name="T15">: </text:span><text:span text:style-name="T22">3</text:span><text:span text:style-name="T15">,</text:span><text:span text:style-name="T7">alignItems</text:span><text:span text:style-name="T15">:</text:span><text:span text:style-name="T10">'flex-end'</text:span><text:span text:style-name="T15">}}</text:span><text:span text:style-name="T16">&gt;</text:span></text:p>
      <text:p text:style-name="P1"><text:s text:c="36"/><text:span text:style-name="T16">&lt;</text:span><text:span text:style-name="T4">TouchableHighlight </text:span><text:span text:style-name="T23">onPress</text:span><text:span text:style-name="T11">=</text:span><text:span text:style-name="T15">{() =&gt;</text:span><text:span text:style-name="T3">this</text:span><text:span text:style-name="T15">.</text:span><text:span text:style-name="T7">props</text:span><text:span text:style-name="T15">.</text:span><text:span text:style-name="T7">navigation</text:span><text:span text:style-name="T15">.</text:span><text:span text:style-name="T14">navigate</text:span><text:span text:style-name="T15">(</text:span><text:span text:style-name="T10">'Scanned'</text:span><text:span text:style-name="T15">,{</text:span><text:span text:style-name="T7">Data</text:span><text:span text:style-name="T15">:item})}</text:span><text:span text:style-name="T16">&gt;</text:span></text:p>
      <text:p text:style-name="P1"><text:s text:c="40"/><text:span text:style-name="T16">&lt;</text:span><text:span text:style-name="T4">Icon </text:span><text:span text:style-name="T23">name</text:span><text:span text:style-name="T11">="chevron-right" </text:span><text:span text:style-name="T23">size</text:span><text:span text:style-name="T11">=</text:span><text:span text:style-name="T15">{</text:span><text:span text:style-name="T22">25</text:span><text:span text:style-name="T15">}</text:span><text:span text:style-name="T16"> </text:span><text:span text:style-name="T23">style</text:span><text:span text:style-name="T11">=</text:span><text:span text:style-name="T15">{{</text:span><text:span text:style-name="T7">color</text:span><text:span text:style-name="T15">: </text:span><text:span text:style-name="T10">"#d6d7da"</text:span><text:span text:style-name="T15">}}</text:span><text:span text:style-name="T16">/&gt;</text:span></text:p>
      <text:p text:style-name="P1"><text:s text:c="36"/><text:span text:style-name="T16">&lt;/</text:span><text:span text:style-name="T4">TouchableHighlight</text:span><text:span text:style-name="T16">&gt;</text:span></text:p>
      <text:p text:style-name="P1"><text:s text:c="32"/><text:span text:style-name="T16">&lt;/</text:span><text:span text:style-name="T4">View</text:span><text:span text:style-name="T16">&gt;</text:span></text:p>
      <text:p text:style-name="P1"><text:s text:c="28"/><text:span text:style-name="T16">&lt;/</text:span><text:span text:style-name="T4">View</text:span><text:span text:style-name="T16">&gt;</text:span></text:p>
      <text:p text:style-name="P1"><text:s text:c="28"/><text:span text:style-name="T16">&lt;/</text:span><text:span text:style-name="T4">TouchableOpacity</text:span><text:span text:style-name="T16">&gt;</text:span></text:p>
      <text:p text:style-name="P1"><text:s text:c="24"/><text:span text:style-name="T15">)}</text:span></text:p>
      <text:p text:style-name="P9"><text:s text:c="20"/><text:span text:style-name="T15">/&gt;</text:span></text:p>
      <text:p text:style-name="P1"><text:s text:c="16"/><text:span text:style-name="T16">&lt;/</text:span><text:span text:style-name="T4">View</text:span><text:span text:style-name="T16">&gt;</text:span></text:p>
      <text:p text:style-name="P1"><text:s text:c="16"/><text:span text:style-name="T16">&lt;</text:span><text:span text:style-name="T4">View </text:span><text:span text:style-name="T23">style</text:span><text:span text:style-name="T11">=</text:span><text:span text:style-name="T15">{</text:span><text:span text:style-name="T19">styles</text:span><text:span text:style-name="T15">.</text:span><text:span text:style-name="T7">floatingButton</text:span><text:span text:style-name="T15">}</text:span><text:span text:style-name="T16">&gt;</text:span></text:p>
      <text:p text:style-name="P1"><text:s text:c="16"/><text:span text:style-name="T16">&lt;</text:span><text:span text:style-name="T4">TouchableOpacity </text:span><text:span text:style-name="T23">onPress</text:span><text:span text:style-name="T11">=</text:span><text:span text:style-name="T15">{() =&gt; </text:span><text:span text:style-name="T3">this</text:span><text:span text:style-name="T15">.</text:span><text:span text:style-name="T7">props</text:span><text:span text:style-name="T15">.</text:span><text:span text:style-name="T7">navigation</text:span><text:span text:style-name="T15">.</text:span><text:span text:style-name="T14">navigate</text:span><text:span text:style-name="T15">(</text:span><text:span text:style-name="T10">'QrScan'</text:span><text:span text:style-name="T15">)}</text:span><text:span text:style-name="T16">&gt;</text:span></text:p>
      <text:p text:style-name="P1"><text:s text:c="20"/><text:span text:style-name="T16">&lt;</text:span><text:span text:style-name="T4">View </text:span><text:span text:style-name="T23">style</text:span><text:span text:style-name="T11">=</text:span><text:span text:style-name="T15">{{</text:span><text:span text:style-name="T7">flex</text:span><text:span text:style-name="T15">:</text:span><text:span text:style-name="T22">1</text:span><text:span text:style-name="T15">,</text:span><text:span text:style-name="T7">alignSelf</text:span><text:span text:style-name="T15">:</text:span><text:span text:style-name="T10">'center'</text:span><text:span text:style-name="T15">,</text:span><text:span text:style-name="T7">justifyContent</text:span><text:span text:style-name="T15">:</text:span><text:span text:style-name="T10">'center'</text:span><text:span text:style-name="T15">}}</text:span><text:span text:style-name="T16">&gt;</text:span></text:p>
      <text:p text:style-name="P1"><text:s text:c="20"/><text:span text:style-name="T16">&lt;/</text:span><text:span text:style-name="T4">View</text:span><text:span text:style-name="T16">&gt;</text:span></text:p>
      <text:p text:style-name="P1"><text:s text:c="16"/><text:span text:style-name="T16">&lt;/</text:span><text:span text:style-name="T4">TouchableOpacity</text:span><text:span text:style-name="T16">&gt;</text:span></text:p>
      <text:p text:style-name="P1"><text:s text:c="16"/><text:span text:style-name="T16">&lt;/</text:span><text:span text:style-name="T4">View</text:span><text:span text:style-name="T16">&gt;</text:span></text:p>
      <text:p text:style-name="P1"><text:s text:c="12"/><text:span text:style-name="T16">&lt;/</text:span><text:span text:style-name="T4">View</text:span><text:span text:style-name="T16">&gt;</text:span></text:p>
      <text:p text:style-name="P1"><text:s text:c="8"/><text:span text:style-name="T15">);</text:span></text:p>
      <text:p text:style-name="P1"><text:s text:c="4"/><text:span text:style-name="T15">}</text:span></text:p>
      <text:p text:style-name="P2">}</text:p>
      <text:p text:style-name="P2"><text:span text:style-name="T2">const </text:span><text:span text:style-name="T18">styles </text:span>= <text:span text:style-name="T13">StyleSheet</text:span>.<text:span text:style-name="T13">create</text:span>({</text:p>
      <text:p text:style-name="P1"><text:s text:c="4"/><text:span text:style-name="T7">container</text:span><text:span text:style-name="T15">: {</text:span></text:p>
      <text:p text:style-name="P1"><text:s text:c="8"/><text:span text:style-name="T7">flex</text:span><text:span text:style-name="T15">: </text:span><text:span text:style-name="T22">1</text:span><text:span text:style-name="T15">,</text:span></text:p>
      <text:p text:style-name="P1"><text:s text:c="8"/><text:span text:style-name="T7">alignItems</text:span><text:span text:style-name="T15">: </text:span><text:span text:style-name="T10">'center'</text:span><text:span text:style-name="T15">,</text:span></text:p>
      <text:p text:style-name="P1"><text:s text:c="8"/><text:span text:style-name="T7">justifyContent</text:span><text:span text:style-name="T15">: </text:span><text:span text:style-name="T10">'center'</text:span><text:span text:style-name="T15">,</text:span></text:p>
      <text:p text:style-name="P1"><text:s text:c="8"/><text:span text:style-name="T7">paddingTop</text:span><text:span text:style-name="T15">: </text:span><text:span text:style-name="T14">Constants</text:span><text:span text:style-name="T15">.statusBarHeight,</text:span></text:p>
      <text:p text:style-name="P1"><text:s text:c="8"/><text:span text:style-name="T7">backgroundColor</text:span><text:span text:style-name="T15">: </text:span><text:span text:style-name="T10">'#ecf0f1'</text:span><text:span text:style-name="T15">,</text:span></text:p>
      <text:p text:style-name="P1"><text:s text:c="4"/><text:span text:style-name="T15">},</text:span></text:p>
      <text:p text:style-name="P1"><text:s text:c="4"/><text:span text:style-name="T7">paragraph</text:span><text:span text:style-name="T15">: {</text:span></text:p>
      <text:p text:style-name="P1"><text:s text:c="8"/><text:span text:style-name="T7">margin</text:span><text:span text:style-name="T15">: </text:span><text:span text:style-name="T22">24</text:span><text:span text:style-name="T15">,</text:span></text:p>
      <text:p text:style-name="P1"><text:s text:c="8"/><text:span text:style-name="T7">fontSize</text:span><text:span text:style-name="T15">: </text:span><text:span text:style-name="T22">18</text:span><text:span text:style-name="T15">,</text:span></text:p>
      <text:p text:style-name="P1"><text:s text:c="8"/><text:span text:style-name="T7">fontWeight</text:span><text:span text:style-name="T15">: </text:span><text:span text:style-name="T10">'bold'</text:span><text:span text:style-name="T15">,</text:span></text:p>
      <text:p text:style-name="P1"><text:s text:c="8"/><text:span text:style-name="T7">textAlign</text:span><text:span text:style-name="T15">: </text:span><text:span text:style-name="T10">'center'</text:span><text:span text:style-name="T15">,</text:span></text:p>
      <text:p text:style-name="P1"><text:s text:c="8"/><text:span text:style-name="T7">color</text:span><text:span text:style-name="T15">: </text:span><text:span text:style-name="T10">'#34495e'</text:span><text:span text:style-name="T15">,</text:span></text:p>
      <text:p text:style-name="P1"><text:s text:c="4"/><text:span text:style-name="T15">},</text:span></text:p>
      <text:p text:style-name="P1"><text:s text:c="4"/><text:span text:style-name="T7">floatingButton</text:span><text:span text:style-name="T15">: {</text:span></text:p>
      <text:p text:style-name="P1"><text:s text:c="8"/><text:span text:style-name="T7">height</text:span><text:span text:style-name="T15">: </text:span><text:span text:style-name="T22">80</text:span><text:span text:style-name="T15">,</text:span></text:p>
      <text:p text:style-name="P1"><text:s text:c="8"/><text:span text:style-name="T7">width</text:span><text:span text:style-name="T15">: </text:span><text:span text:style-name="T22">80</text:span><text:span text:style-name="T15">,</text:span></text:p>
      <text:p text:style-name="P1"><text:s text:c="8"/><text:span text:style-name="T7">borderRadius</text:span><text:span text:style-name="T15">: </text:span><text:span text:style-name="T22">50</text:span><text:span text:style-name="T15">,</text:span></text:p>
      <text:p text:style-name="P1"><text:s text:c="8"/><text:span text:style-name="T7">position</text:span><text:span text:style-name="T15">: </text:span><text:span text:style-name="T10">'absolute'</text:span><text:span text:style-name="T15">,</text:span></text:p>
      <text:p text:style-name="P1"><text:soft-page-break/><text:s text:c="8"/><text:span text:style-name="T7">bottom</text:span><text:span text:style-name="T15">: </text:span><text:span text:style-name="T22">10</text:span><text:span text:style-name="T15">,</text:span></text:p>
      <text:p text:style-name="P1"><text:s text:c="8"/><text:span text:style-name="T7">right</text:span><text:span text:style-name="T15">: </text:span><text:span text:style-name="T22">10</text:span><text:span text:style-name="T15">,</text:span></text:p>
      <text:p text:style-name="P1"><text:s text:c="8"/><text:span text:style-name="T7">backgroundColor</text:span><text:span text:style-name="T15">: </text:span><text:span text:style-name="T10">'rgb(174, 214, 241)'</text:span><text:span text:style-name="T15">,</text:span></text:p>
      <text:p text:style-name="P1"><text:s text:c="4"/><text:span text:style-name="T15">},</text:span></text:p>
      <text:p text:style-name="P3">}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11:09.167803796</meta:creation-date>
    <dc:date>2017-09-08T17:22:37.420171370</dc:date>
    <meta:editing-duration>PT57M1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107" meta:word-count="295" meta:character-count="4720" meta:non-whitespace-character-count="2825"/>
  </office:meta>
</office:document-meta>
</file>